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olderSynchronization.beforeCommit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HolderSynchronization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olderSynchronization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ynchronization.cleanupResource( H resourceHolder , K resourceKey , boolean commit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HolderSynchronization.ResourceHolderSynchronization( H resourceHolder , K resourc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olderSynchronization.releaseResource( H resourceHolder , K resourc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HolderSynchronization.shouldReleaseAfterCompletion( H resource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ynchronization.afterCompletion( int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HolderSynchronization.flushResource( H resource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HolderSynchronization.shouldRelease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ynchronization.after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olderSynchronization.sus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olderSynchronization.beforeComple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HolderSynchronization.processResourceAfterCommit( H resource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HolderSynchronization.shouldUnbindAt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